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0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9cm" draw:marker-end="Arrow_20_concave" draw:marker-end-width="0.3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2.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text-properties style:use-window-font-color="true" fo:font-family="'Liberation Serif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Liberation Serif'" style:font-family-generic="roman" style:font-pitch="variable" fo:font-size="10pt" style:font-size-asian="10pt" style:font-size-complex="10pt"/>
    </style:style>
    <style:style style:name="P5" style:family="paragraph">
      <style:text-properties fo:font-family="'Liberation Serif'" style:font-family-generic="roman" style:font-pitch="variable" fo:font-size="12pt" style:font-size-asian="12pt" style:font-size-complex="12pt"/>
    </style:style>
    <style:style style:name="P6" style:family="paragraph">
      <style:text-properties fo:font-family="'Liberation Serif'" style:font-family-generic="roman" style:font-pitch="variable" fo:font-size="11pt" style:font-size-asian="11pt" style:font-size-complex="11pt"/>
    </style:style>
    <style:style style:name="P7" style:family="paragraph">
      <style:paragraph-properties fo:text-align="center"/>
      <style:text-properties fo:font-family="'Liberation Serif'" style:font-family-generic="roman" style:font-pitch="variable" fo:font-size="8pt" style:font-size-asian="8pt" style:font-size-complex="8pt"/>
    </style:style>
    <style:style style:name="T1" style:family="text">
      <style:text-properties style:use-window-font-color="true" fo:font-family="'Liberation Serif'" style:font-family-generic="roman" style:font-pitch="variable"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T2" style:family="text">
      <style:text-properties style:use-window-font-color="true" fo:font-family="'Liberation Serif'" style:font-family-generic="roman" style:font-pitch="variable" fo:font-size="12pt" fo:language="en" fo:country="US" style:font-size-asian="12pt" style:language-asian="en" style:country-asian="US" style:font-size-complex="12pt"/>
    </style:style>
    <style:style style:name="T3" style:family="text">
      <style:text-properties fo:color="#ff0000" fo:font-family="'Liberation Serif'" style:font-family-generic="roman" style:font-pitch="variable" fo:font-size="12pt" fo:language="en" fo:country="US" style:font-size-asian="12pt" style:language-asian="en" style:country-asian="US" style:font-size-complex="12pt"/>
    </style:style>
    <style:style style:name="T4" style:family="text">
      <style:text-properties style:use-window-font-color="true" fo:font-family="'Liberation Serif'" style:font-family-generic="roman" style:font-pitch="variable" fo:font-size="12pt" fo:language="en" fo:country="US" style:language-asian="en" style:country-asian="US" style:font-size-complex="12pt"/>
    </style:style>
    <style:style style:name="T5" style:family="text">
      <style:text-properties fo:font-family="'Liberation Serif'" style:font-family-generic="roman" style:font-pitch="variable" fo:font-size="12pt" style:font-size-asian="12pt" style:font-size-complex="12pt"/>
    </style:style>
    <style:style style:name="T6" style:family="text">
      <style:text-properties fo:font-family="'Liberation Serif'" style:font-family-generic="roman" style:font-pitch="variable" fo:font-size="10pt" style:font-size-asian="10pt" style:font-size-complex="10pt"/>
    </style:style>
    <style:style style:name="T7" style:family="text">
      <style:text-properties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Liberation Serif'" style:font-family-generic="roman" style:font-pitch="variable" fo:font-size="11pt" style:font-size-asian="11pt" style:font-size-complex="11pt"/>
    </style:style>
    <style:style style:name="T9" style:family="text">
      <style:text-properties fo:font-family="'Liberation Serif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cm" svg:height="5.421cm" svg:x="0.9cm" svg:y="1.1cm">
          <draw:text-box>
            <text:p><text:span text:style-name="T1">Примечание.</text:span></text:p>
            <text:p><text:span text:style-name="T2">Размер a (высота) должен выбираться из ряда 10, 15, 20 мм. Допускается увеличивать размер a на число, кратное 5. Размер b (ширина) равен 1,5a.</text:span></text:p>
            <text:p><text:span text:style-name="T2"/></text:p>
            <text:p><text:span text:style-name="T2">Толщина основной сплошной линии от 0.5 до 1.4 мм</text:span></text:p>
            <text:p><text:span text:style-name="T3"/></text:p>
            <text:p><text:span text:style-name="T2">Высота шрифта не менее 2.5 мм (высота шрифта 10 пунктов равна 2.5мм)</text:span></text:p>
            <text:p><text:span text:style-name="T2"/></text:p>
            <text:p><text:span text:style-name="T2">Символы в схеме должны быть расположены равномерно. Расстояния между символами схемы должно быть не менее 5 мм.</text:span></text:p>
            <text:p><text:span text:style-name="T2"/></text:p>
          </draw:text-box>
        </draw:frame>
        <draw:frame draw:style-name="gr2" draw:text-style-name="P1" draw:layer="layout" svg:width="2.449cm" svg:height="1.11cm" svg:x="1.474cm" svg:y="6.84cm">
          <draw:text-box>
            <text:p><text:span text:style-name="T4">1. Процесс</text:span></text:p>
          </draw:text-box>
        </draw:frame>
        <draw:frame draw:style-name="gr2" draw:text-style-name="P1" draw:layer="layout" svg:width="2.5cm" svg:height="1.11cm" svg:x="1.474cm" svg:y="8.745cm">
          <draw:text-box>
            <text:p><text:span text:style-name="T4">2. Решение</text:span></text:p>
          </draw:text-box>
        </draw:frame>
        <draw:frame draw:style-name="gr2" draw:text-style-name="P1" draw:layer="layout" svg:width="4.549cm" svg:height="1.191cm" svg:x="1.474cm" svg:y="10.795cm">
          <draw:text-box>
            <text:p><text:span text:style-name="T4">3. Предопределенный </text:span><text:span text:style-name="T4"><text:line-break/></text:span><text:span text:style-name="T4"> <text:s text:c="3"/>процесс</text:span></text:p>
          </draw:text-box>
        </draw:frame>
        <draw:custom-shape draw:style-name="gr3" draw:text-style-name="P3" draw:layer="layout" svg:width="2.25cm" svg:height="1.5cm" svg:x="11.959cm" svg:y="6.645cm">
          <text:p text:style-name="P2"><text:span text:style-name="T5">22.5x15 мм</text:span></text:p>
          <text:p text:style-name="P2"><text:span text:style-name="T5">12 шриф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25cm" svg:height="1.5cm" svg:x="11.959cm" svg:y="8.5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draw:layer="layout" svg:width="1.5cm" svg:height="1cm" svg:x="7.6cm" svg:y="10.8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.25cm" svg:height="1.5cm" svg:x="11.959cm" svg:y="10.6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1.5cm" svg:height="1cm" svg:x="7.6cm" svg:y="13.19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draw:layer="layout" svg:width="2.25cm" svg:height="1.5cm" svg:x="11.959cm" svg:y="12.94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2" draw:text-style-name="P1" draw:layer="layout" svg:width="3.046cm" svg:height="1.11cm" svg:x="1.474cm" svg:y="13.14cm">
          <draw:text-box>
            <text:p><text:span text:style-name="T4">4. Ввод-вывод</text:span></text:p>
          </draw:text-box>
        </draw:frame>
        <draw:line draw:style-name="gr5" draw:text-style-name="P3" draw:layer="layout" svg:x1="6.6cm" svg:y1="20.345cm" svg:x2="10.1cm" svg:y2="20.345cm">
          <text:p/>
        </draw:line>
        <draw:custom-shape draw:style-name="gr4" draw:text-style-name="P3" draw:layer="layout" svg:width="0.5cm" svg:height="0.5cm" svg:x="8.1cm" svg:y="15.17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3" draw:layer="layout" svg:width="0.75cm" svg:height="0.75cm" svg:x="12.709cm" svg:y="15.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" draw:text-style-name="P1" draw:layer="layout" svg:width="3.288cm" svg:height="1.11cm" svg:x="1.474cm" svg:y="14.87cm">
          <draw:text-box>
            <text:p><text:span text:style-name="T4">5. Соединитель</text:span></text:p>
          </draw:text-box>
        </draw:frame>
        <draw:g>
          <draw:line draw:style-name="gr6" draw:text-style-name="P3" draw:id="id1" draw:layer="layout" svg:x1="8.125cm" svg:y1="18.3cm" svg:x2="8.125cm" svg:y2="19.3cm">
            <text:p/>
          </draw:line>
          <draw:line draw:style-name="gr6" draw:text-style-name="P3" draw:layer="layout" svg:x1="8.125cm" svg:y1="19.3cm" svg:x2="8.625cm" svg:y2="19.3cm">
            <text:p/>
          </draw:line>
          <draw:line draw:style-name="gr6" draw:text-style-name="P3" draw:layer="layout" svg:x1="8.125cm" svg:y1="18.3cm" svg:x2="8.625cm" svg:y2="18.3cm">
            <text:p/>
          </draw:line>
          <draw:connector draw:style-name="gr7" draw:text-style-name="P3" draw:layer="layout" draw:type="line" svg:x1="8.125cm" svg:y1="18.8cm" svg:x2="6.462cm" svg:y2="18.791cm" draw:start-shape="id1" draw:start-glue-point="1" svg:d="m8125 18800-1663-9">
            <text:p/>
          </draw:connector>
          <draw:frame draw:style-name="gr8" draw:text-style-name="P4" draw:layer="layout" svg:width="3cm" svg:height="1.25cm" svg:x="8.125cm" svg:y="18.3cm">
            <draw:text-box>
              <text:p><text:span text:style-name="T6">Текст комментария</text:span></text:p>
            </draw:text-box>
          </draw:frame>
        </draw:g>
        <draw:g>
          <draw:line draw:style-name="gr6" draw:text-style-name="P3" draw:id="id2" draw:layer="layout" svg:x1="12.687cm" svg:y1="18.15cm" svg:x2="12.687cm" svg:y2="19.65cm">
            <text:p/>
          </draw:line>
          <draw:line draw:style-name="gr6" draw:text-style-name="P3" draw:layer="layout" svg:x1="12.687cm" svg:y1="19.65cm" svg:x2="13.187cm" svg:y2="19.65cm">
            <text:p/>
          </draw:line>
          <draw:line draw:style-name="gr6" draw:text-style-name="P3" draw:layer="layout" svg:x1="12.687cm" svg:y1="18.15cm" svg:x2="13.187cm" svg:y2="18.15cm">
            <text:p/>
          </draw:line>
          <draw:connector draw:style-name="gr7" draw:text-style-name="P3" draw:layer="layout" draw:type="line" svg:x1="12.687cm" svg:y1="18.9cm" svg:x2="10.988cm" svg:y2="18.915cm" draw:start-shape="id2" draw:start-glue-point="1" svg:d="m12687 18900-1699 15">
            <text:p/>
          </draw:connector>
          <draw:frame draw:style-name="gr1" draw:text-style-name="P5" draw:layer="layout" svg:width="3cm" svg:height="1.5cm" svg:x="12.7cm" svg:y="18.2cm">
            <draw:text-box>
              <text:p><text:span text:style-name="T5">Текст комментария</text:span></text:p>
            </draw:text-box>
          </draw:frame>
        </draw:g>
        <draw:frame draw:style-name="gr2" draw:text-style-name="P1" draw:layer="layout" svg:width="3.385cm" svg:height="1.11cm" svg:x="1.474cm" svg:y="18.37cm">
          <draw:text-box>
            <text:p><text:span text:style-name="T4">7. Комментарий</text:span></text:p>
          </draw:text-box>
        </draw:frame>
        <draw:frame draw:style-name="gr2" draw:text-style-name="P1" draw:layer="layout" svg:width="3.385cm" svg:height="1.11cm" svg:x="1.474cm" svg:y="16.32cm">
          <draw:text-box>
            <text:p><text:span text:style-name="T4">6. Пуск-останов</text:span></text:p>
          </draw:text-box>
        </draw:frame>
        <draw:custom-shape draw:style-name="gr4" draw:text-style-name="P3" draw:layer="layout" svg:width="1.5cm" svg:height="0.5cm" svg:x="7.6cm" svg:y="16.6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draw:layer="layout" svg:width="2.25cm" svg:height="0.75cm" svg:x="11.959cm" svg:y="16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1" draw:layer="layout" svg:width="2.128cm" svg:height="1.11cm" svg:x="1.474cm" svg:y="19.79cm">
          <draw:text-box>
            <text:p><text:span text:style-name="T4">8. Линии</text:span></text:p>
          </draw:text-box>
        </draw:frame>
        <draw:custom-shape draw:style-name="gr3" draw:text-style-name="P3" draw:layer="layout" svg:width="1.5cm" svg:height="1cm" svg:x="7.6cm" svg:y="6.895cm">
          <text:p text:style-name="P2"><text:span text:style-name="T6">15x10 мм</text:span></text:p>
          <text:p text:style-name="P2"><text:span text:style-name="T6">10 шриф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.5cm" svg:height="1cm" svg:x="7.6cm" svg:y="8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6" draw:layer="layout" svg:width="4.5cm" svg:height="3cm" svg:x="16cm" svg:y="17.5cm">
          <draw:text-box>
            <text:p><text:span text:style-name="T7">Примечание. </text:span></text:p>
            <text:p><text:span text:style-name="T8">Символ комментарий сгруппрован, для разгруппировки нажмите Ctrl+Alt+Shift+G</text:span></text:p>
          </draw:text-box>
        </draw:frame>
        <draw:custom-shape draw:style-name="gr3" draw:text-style-name="P3" draw:layer="layout" svg:width="2.25cm" svg:height="1.5cm" svg:x="16.159cm" svg:y="6.6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0.2cm" svg:height="0.4cm" svg:x="16.4cm" svg:y="6.4cm">
          <text:p text:style-name="P2"><text:span text:style-name="T9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_28_Web_29_" style:display-name="Обычный (Web)" style:family="graphic">
      <style:paragraph-properties fo:margin-top="0.871cm" fo:margin-bottom="0.871cm"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GB" fo:font-style="italic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GB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eko </meta:initial-creator>
    <meta:creation-date>2015-09-08T18:02:33</meta:creation-date>
    <dc:date>2015-09-11T16:19:15</dc:date>
    <dc:creator>Neko </dc:creator>
    <meta:editing-duration>PT09H32M00S</meta:editing-duration>
    <meta:editing-cycles>8</meta:editing-cycles>
    <meta:generator>OpenOffice.org/3.2$Linux OpenOffice.org_project/320m19$Build-9505</meta:generator>
    <meta:document-statistic meta:object-count="37"/>
  </office:meta>
</office:document-meta>
</file>